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282828" loext:opacity="100%" officeooo:rsid="0011eb17" officeooo:paragraph-rsid="0011eb17"/>
    </style:style>
    <style:style style:name="P2" style:family="paragraph" style:parent-style-name="Text_20_body">
      <style:text-properties fo:color="#282828" loext:opacity="100%" officeooo:rsid="0011eb17" officeooo:paragraph-rsid="0011e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empresa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7:13:05.637489937</meta:creation-date>
    <dc:date>2025-09-18T17:14:07.454710531</dc:date>
    <meta:editing-duration>PT1M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5.8.1.1$Linux_X86_64 LibreOffice_project/580$Build-1</meta:generator>
  </office:meta>
</office:document-meta>
</file>